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weight="bold" officeooo:rsid="0006f55c" officeooo:paragraph-rsid="0006f55c" style:font-weight-asian="bold" style:font-weight-complex="bold"/>
    </style:style>
    <style:style style:name="P2" style:family="paragraph" style:parent-style-name="Text_20_body">
      <style:text-properties fo:font-weight="bold" officeooo:rsid="0006f55c" officeooo:paragraph-rsid="0006f55c" style:font-weight-asian="bold" style:font-weight-complex="bold"/>
    </style:style>
    <style:style style:name="P3" style:family="paragraph" style:parent-style-name="Text_20_body">
      <style:text-properties fo:font-weight="normal" officeooo:rsid="0006f55c" officeooo:paragraph-rsid="0006f55c" style:font-weight-asian="normal" style:font-weight-complex="normal"/>
    </style:style>
    <style:style style:name="P4" style:family="paragraph" style:parent-style-name="Text_20_body">
      <style:text-properties fo:font-weight="normal" officeooo:rsid="000827d9" officeooo:paragraph-rsid="000827d9" style:font-weight-asian="normal" style:font-weight-complex="normal"/>
    </style:style>
    <style:style style:name="P5" style:family="paragraph" style:parent-style-name="Title">
      <style:text-properties officeooo:rsid="0006f55c" officeooo:paragraph-rsid="0006f55c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Liberation Sans" fo:font-size="18pt" style:font-name-asian="Noto Sans CJK SC" style:font-size-asian="18pt" style:font-name-complex="Lohit Devanagari1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istian Lage Fern<text:span text:style-name="T1">ández</text:span></text:p>
      <text:p text:style-name="Subtitle"/>
      <text:p text:style-name="P1">Pol<text:span text:style-name="T2">ímetro</text:span></text:p>
      <text:p text:style-name="P2"><text:span text:style-name="T2"/></text:p>
      <text:p text:style-name="P3">Un polímetro también se puede llamar multímetro es un instrumento eléctrico que es portátil y que nos sirve para medir magnitudes eléctricas, como por ejemplo: corriente continua y alterna y las diferentes potencias como las resistencias, etc.</text:p>
      <text:p text:style-name="P3">Con el polímetro vamos a tener la posibilidad de medir hasta 500 voltios en corriente continua o en corriente alterna.</text:p>
      <text:p text:style-name="P3">También vamos a ser capaces de medir los amperios en corriente continua con los modelos más básicos, y con los modelos más completos nos va a permitir medir los amperios en corriente alterna, y también vamos a poder medir la continuidad y las resistencias en la gran mayoría de modelos.</text:p>
      <text:p text:style-name="P4">La resistencia es la oposición que nos ofrece cualquier elemento metálico o eléctrico cuando pasa la electricidad. Cuando medidos la resistencia nos va a servir para descubrir si se interrumpe un circuito eléctrico o cualquier aparato eléctrico que tengamos.</text:p>
      <text:p text:style-name="P4">Para medir la intensidad, especialmente en corriente alterna (que puede tener en las viviendas 120V o 240V dependiendo del país en el que estés) va a ser un uso más avanzado del tester o polímetro y que va a tener que realizarse con mucha precaución.</text:p>
      <text:p text:style-name="P4">La medición de la intensidad se va a realizar en serie conectando una sonda al receptor y la otra la conectamos al cable de alimentación.</text:p>
      <text:p text:style-name="P4">Para comprobar la tensión o diferencia de potencial (V), vamos a tener que mover el selector a la posición de los voltios en corriente continua para poder medir el voltaje de por ejemplo: una pila o batería y también vamos a tener que ver si todavía disponemos del voltaje correcto comparándolo con el voltaje de una pila o batería nueva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0:19:13.193275133</meta:creation-date>
    <dc:date>2023-11-20T10:38:20.003958038</dc:date>
    <meta:editing-duration>PT8M46S</meta:editing-duration>
    <meta:editing-cycles>1</meta:editing-cycles>
    <meta:document-statistic meta:table-count="0" meta:image-count="0" meta:object-count="0" meta:page-count="1" meta:paragraph-count="9" meta:word-count="280" meta:character-count="1662" meta:non-whitespace-character-count="1391"/>
    <meta:generator>LibreOffice/7.3.7.2$Linux_X86_64 LibreOffice_project/30$Build-2</meta:generator>
  </office:meta>
</office:document-meta>
</file>